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ffff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end="Small_20_Arrow" draw:marker-end-width="0.153cm" draw:fill="none" draw:textarea-vertical-align="middl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ffff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0.698cm" svg:y="8.198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5.699cm" svg:y="8.199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27cm" svg:height="1.27cm" svg:x="3.199cm" svg:y="5.699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5.885cm" svg:y1="8.385cm" svg:x2="4.283cm" svg:y2="6.783cm" draw:start-shape="id1" draw:start-glue-point="5" draw:end-shape="id2" draw:end-glue-point="9" svg:d="M5885 8385l-1602-1602" svg:viewBox="0 0 1603 1603">
          <text:p/>
        </draw:connector>
        <draw:connector draw:style-name="gr2" draw:text-style-name="P4" draw:layer="layout" draw:type="line" svg:x1="1.783cm" svg:y1="8.385cm" svg:x2="3.385cm" svg:y2="6.783cm" draw:end-shape="id2" draw:end-glue-point="7" svg:d="M1783 8385l1602-1602" svg:viewBox="0 0 1603 1603">
          <text:p/>
        </draw:connector>
        <draw:frame draw:style-name="gr3" draw:text-style-name="P1" draw:layer="layout" svg:width="1.216cm" svg:height="0.709cm" svg:x="3.159cm" svg:y="7.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3" xml:id="id3" draw:id="id3" draw:layer="layout" svg:width="1.27cm" svg:height="1.27cm" svg:x="3.2cm" svg:y="2.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3.834cm" svg:y1="5.699cm" svg:x2="3.835cm" svg:y2="4.17cm" draw:start-shape="id2" draw:start-glue-point="4" draw:end-shape="id3" draw:end-glue-point="8" svg:d="M3834 5699l1-1529" svg:viewBox="0 0 2 1530">
          <text:p/>
        </draw:connector>
        <draw:frame draw:style-name="gr3" draw:text-style-name="P1" draw:layer="layout" svg:width="1.344cm" svg:height="0.675cm" svg:x="2.524cm" svg:y="4.60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601cm" svg:height="0.707cm" svg:x="3.574cm" svg:y="3.15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2.442cm" svg:height="0.509cm" svg:x="1.29cm" svg:y="1.96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" draw:text-style-name="P3" draw:layer="layout" svg:width="1.27cm" svg:height="1.27cm" svg:x="3.201cm" svg:y="0.201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794cm" svg:y1="2.905cm" svg:x2="3.794cm" svg:y2="1.5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</meta:initial-creator>
    <meta:creation-date>2016-04-27T23:00:49.925708748</meta:creation-date>
    <dc:date>2016-04-27T23:59:20.161575027</dc:date>
    <dc:creator>Ben </dc:creator>
    <meta:editing-duration>PT41M12S</meta:editing-duration>
    <meta:editing-cycles>4</meta:editing-cycles>
    <meta:generator>LibreOffice/5.0.3.2$Linux_X86_64 LibreOffice_project/00m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row>
      <msup>
        <mi>x</mi>
        <mi>T</mi>
      </msup>
      <mi>w</mi>
    </mrow>
    <annotation encoding="StarMath 5.0">x^T w
</annotation>
  </semantics>
</math>
</file>

<file path=Object 2/content.xml><?xml version="1.0" encoding="utf-8"?>
<math xmlns="http://www.w3.org/1998/Math/MathML" display="block">
  <semantics>
    <mrow>
      <mi mathvariant="normal">σ</mi>
      <mrow>
        <mo fence="true" stretchy="false">(</mo>
        <mrow>
          <mi>u</mi>
        </mrow>
        <mo fence="true" stretchy="false">)</mo>
      </mrow>
    </mrow>
    <annotation encoding="StarMath 5.0">%sigma(u)</annotation>
  </semantics>
</math>
</file>

<file path=Object 3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4/content.xml><?xml version="1.0" encoding="utf-8"?>
<math xmlns="http://www.w3.org/1998/Math/MathML" display="block">
  <semantics>
    <mrow>
      <mrow>
        <mo stretchy="false">−</mo>
        <mi>log</mi>
      </mrow>
      <mi>P</mi>
      <mrow>
        <mo fence="true" stretchy="false">(</mo>
        <mrow>
          <mrow>
            <mi>y</mi>
            <mo stretchy="false">∣</mo>
            <mover accent="true">
              <mi>y</mi>
              <mo stretchy="false">^</mo>
            </mover>
          </mrow>
        </mrow>
        <mo fence="true" stretchy="false">)</mo>
      </mrow>
    </mrow>
    <annotation encoding="StarMath 5.0"> -log P(y divides hat y)
 </annotation>
  </semantics>
</math>
</file>